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447d4" officeooo:paragraph-rsid="000447d4"/>
    </style:style>
    <style:style style:name="P2" style:family="paragraph" style:parent-style-name="Standard">
      <style:text-properties officeooo:rsid="000447d4" officeooo:paragraph-rsid="0005671d"/>
    </style:style>
    <style:style style:name="P3" style:family="paragraph" style:parent-style-name="Standard">
      <style:text-properties officeooo:rsid="0005671d" officeooo:paragraph-rsid="0005671d"/>
    </style:style>
    <style:style style:name="T1" style:family="text">
      <style:text-properties fo:font-style="italic" style:font-style-asian="italic" style:font-style-complex="italic"/>
    </style:style>
    <style:style style:name="T2" style:family="text">
      <style:text-properties fo:font-style="italic" officeooo:rsid="000624c3"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5671d" style:font-style-asian="normal" style:font-style-complex="normal"/>
    </style:style>
    <style:style style:name="T5" style:family="text">
      <style:text-properties fo:font-style="normal" officeooo:rsid="000624c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rigé : devoir facultatif HLP, Diderot</text:p>
      <text:p text:style-name="P1"/>
      <text:p text:style-name="P2"><text:tab/>Comment parler d’œuvres picturales quand la technique ne permet pas encore de reproduire celles-ci ? C’est la question qu’affronte Diderot dans ses <text:span text:style-name="T1">Salons</text:span><text:span text:style-name="T3">, qui constituent des comptes rendus des expositions biannuelles organisées par l’Académie royale de peinture et de sculpture.</text:span></text:p>
      <text:p text:style-name="P3"><text:span text:style-name="T3">Décrire une œuvre implique d’utiliser le langage pour exprimer quelque chose qui n’est pas du langage, mais quelque chose que nous percevons visuellement. Décrire garantit-il l’objectivité ? </text:span></text:p>
      <text:p text:style-name="P3"><text:span text:style-name="T3"/></text:p>
      <text:p text:style-name="P2"><text:span text:style-name="T3">Dans la mesure où il s’agit d’exprimer les œuvres vues </text:span><text:span text:style-name="T4">de façon</text:span><text:span text:style-name="T3"> exclusivement </text:span><text:span text:style-name="T4">langagière</text:span><text:span text:style-name="T3">, le problème de la description est au cœur des préoccupations de l’auteur. </text:span>Le texte qui nous est proposé est tiré du <text:span text:style-name="T1">Salon de 1767</text:span><text:span text:style-name="T3">, dans lequel Diderot décrit « une Petite, très petite ruine de Hubert Robert » ; ses réflexions l’amènent à </text:span></text:p>
      <text:p text:style-name="P2"><text:span text:style-name="T3"/></text:p>
      <text:p text:style-name="P2"><text:span text:style-name="T3"><text:tab/></text:span><text:span text:style-name="T4">D</text:span><text:span text:style-name="T3">ans ses </text:span><text:span text:style-name="T1">Salons, </text:span><text:span text:style-name="T3">Didero</text:span><text:span text:style-name="T4">t veut rendre </text:span><text:span text:style-name="T3">compte des expositions biannuelles organisées par l’Académie royale de peinture et de sculpture </text:span><text:span text:style-name="T4">entre </text:span><text:span text:style-name="T3">1759 et 1781. </text:span><text:span text:style-name="T4">Mais comment présenter </text:span><text:span text:style-name="T5">au lecteur </text:span><text:span text:style-name="T4">les œuvres vues, quand la technique ne permet pas encore de les reproduire ? </text:span><text:span text:style-name="T5">La seule possibilité pour Diderot est d’en passer par le langage pour exprimer ce qu’il perçoit ; autrement dit, d’en passer par des </text:span><text:span text:style-name="T2">descriptions</text:span><text:span text:style-name="T5">. Mais décrire garantit-il l’objectivité ? C’est la question que Diderot affronte dans l’extrait qui nous est proposé, rédigé « à propos d’une Petite, très petite ruine de Hubert Robert » et tiré du </text:span><text:span text:style-name="T2">Salon de 1767</text:span><text:span text:style-name="T5">. Dans une première partie, nous verrons que l’idéal de la description implique de s’en tenir aux faits, et d’éviter toutes les interprétations. Nous verrons cependant avec Diderot que cet idéal est largement illusoire, dans la mesure où toute description suppose le choix d’un certain niveau de détail.</text:span></text:p>
      <text:p text:style-name="P2"><text:span text:style-name="T5"/></text:p>
      <text:p text:style-name="P2"><text:span text:style-name="T5"><text:tab/></text:span></text:p>
      <text:p text:style-name="P2"><text:span text:style-name="T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05T11:18:26.836000000</meta:creation-date>
    <dc:date>2023-01-05T15:01:34.071000000</dc:date>
    <meta:editing-duration>PT2H12M24S</meta:editing-duration>
    <meta:editing-cycles>2</meta:editing-cycles>
    <meta:generator>LibreOffice/7.3.1.3$Windows_X86_64 LibreOffice_project/a69ca51ded25f3eefd52d7bf9a5fad8c90b87951</meta:generator>
    <meta:document-statistic meta:table-count="0" meta:image-count="0" meta:object-count="0" meta:page-count="1" meta:paragraph-count="6" meta:word-count="279" meta:character-count="1766" meta:non-whitespace-character-count="1487"/>
  </office:meta>
</office:document-meta>
</file>